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25" style:family="table">
      <style:table-properties style:width="16.995cm" table:align="left"/>
    </style:style>
    <style:style style:name="Tabla25.A" style:family="table-column">
      <style:table-column-properties style:column-width="16.995cm"/>
    </style:style>
    <style:style style:name="Tabla25.A1" style:family="table-cell">
      <style:table-cell-properties fo:padding="0.097cm" fo:border="0.5pt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padding="0.097cm" fo:border="0.5pt solid #000000"/>
    </style:style>
    <style:style style:name="Tabla26.A2" style:family="table-cell">
      <style:table-cell-properties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background-color="#b3cac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B1" style:family="table-cell">
      <style:table-cell-properties fo:padding="0.097cm" fo:border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background-color="#b3cac7" fo:padding="0.097cm" fo:border-left="0.5pt solid #000000" fo:border-right="0.5pt solid #000000" fo:border-top="0.5pt solid #000000" fo:border-bottom="none">
        <style:background-image/>
      </style:table-cell-properties>
    </style:style>
    <style:style style:name="Tabla2.A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8*"/>
    </style:style>
    <style:style style:name="Tabla4.B" style:family="table-column">
      <style:table-column-properties style:column-width="8.5cm" style:rel-column-width="32767*"/>
    </style:style>
    <style:style style:name="Tabla4.A1" style:family="table-cell">
      <style:table-cell-properties fo:background-color="#b3cac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4.B1" style:family="table-cell">
      <style:table-cell-properties fo:padding="0.097cm" fo:border-left="none" fo:border-right="0.5pt solid #000000" fo:border-top="0.5pt solid #000000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background-color="#b3cac7" fo:padding="0.097cm" fo:border-left="0.5pt solid #000000" fo:border-right="0.5pt solid #000000" fo:border-top="0.5pt solid #000000" fo:border-bottom="none">
        <style:background-image/>
      </style:table-cell-properties>
    </style:style>
    <style:style style:name="Tabla5.A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6" style:family="table">
      <style:table-properties style:width="17.101cm" fo:margin-left="0cm" table:align="left"/>
    </style:style>
    <style:style style:name="Tabla6.A" style:family="table-column">
      <style:table-column-properties style:column-width="17.101cm"/>
    </style:style>
    <style:style style:name="Tabla6.A1" style:family="table-cell">
      <style:table-cell-properties fo:background-color="#b3cac7" fo:padding="0.097cm" fo:border="0.5pt solid #000000">
        <style:background-image/>
      </style:table-cell-properties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7*"/>
    </style:style>
    <style:style style:name="Tabla7.B" style:family="table-column">
      <style:table-column-properties style:column-width="8.5cm" style:rel-column-width="32768*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B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8.5cm" style:rel-column-width="32768*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B1" style:family="table-cell">
      <style:table-cell-properties fo:padding="0.097cm" fo:border="0.5pt solid #00000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padding="0.097cm" fo:border="0.5pt solid #000000"/>
    </style:style>
    <style:style style:name="Tabla20.A2" style:family="table-cell">
      <style:table-cell-properties fo:padding="0.097cm" fo:border-left="0.5pt solid #000000" fo:border-right="0.5pt solid #000000" fo:border-top="none" fo:border-bottom="0.5pt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0.5pt solid #00000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0.5pt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background-color="#b4c7dc" fo:padding="0.097cm" fo:border="0.5pt solid #000000">
        <style:background-image/>
      </style:table-cell-properties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8.5cm" style:rel-column-width="32768*"/>
    </style:style>
    <style:style style:name="Tabla11.B" style:family="table-column">
      <style:table-column-properties style:column-width="8.5cm" style:rel-column-width="32767*"/>
    </style:style>
    <style:style style:name="Tabla1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1.B1" style:family="table-cell">
      <style:table-cell-properties fo:padding="0.097cm" fo:border-left="none" fo:border-right="0.5pt solid #000000" fo:border-top="0.5pt solid #000000" fo:border-bottom="0.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background-color="#b4c7dc" fo:padding="0.097cm" fo:border="0.5pt solid #000000">
        <style:background-image/>
      </style:table-cell-properties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5pt solid #000000"/>
    </style:style>
    <style:style style:name="Tabla13.2" style:family="table-row">
      <style:table-row-properties style:min-row-height="0.792cm"/>
    </style:style>
    <style:style style:name="Tabla13.A2" style:family="table-cell">
      <style:table-cell-properties fo:background-color="#b4c7d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8.996cm" style:rel-column-width="34678*"/>
    </style:style>
    <style:style style:name="Tabla14.B" style:family="table-column">
      <style:table-column-properties style:column-width="8.005cm" style:rel-column-width="30857*"/>
    </style:style>
    <style:style style:name="Tabla14.A1" style:family="table-cell">
      <style:table-cell-properties fo:padding="0.097cm" fo:border-left="0.5pt solid #000000" fo:border-right="none" fo:border-top="0.5pt solid #000000" fo:border-bottom="0.5pt solid #000000"/>
    </style:style>
    <style:style style:name="Tabla14.B1" style:family="table-cell">
      <style:table-cell-properties fo:padding="0.097cm" fo:border-left="none" fo:border-right="0.5pt solid #000000" fo:border-top="0.5pt solid #000000" fo:border-bottom="0.5pt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8.5cm" style:rel-column-width="32768*"/>
    </style:style>
    <style:style style:name="Tabla16.B" style:family="table-column">
      <style:table-column-properties style:column-width="8.5cm" style:rel-column-width="32767*"/>
    </style:style>
    <style:style style:name="Tabla16.A1" style:family="table-cell">
      <style:table-cell-properties fo:background-color="#afd09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6.B1" style:family="table-cell">
      <style:table-cell-properties fo:background-color="#afd095" fo:padding="0.097cm" fo:border-left="none" fo:border-right="0.5pt solid #000000" fo:border-top="0.5pt solid #000000" fo:border-bottom="0.5pt solid #000000">
        <style:background-image/>
      </style:table-cell-properties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8.5cm" style:rel-column-width="32768*"/>
    </style:style>
    <style:style style:name="Tabla15.B" style:family="table-column">
      <style:table-column-properties style:column-width="8.5cm" style:rel-column-width="32767*"/>
    </style:style>
    <style:style style:name="Tabla15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5.B1" style:family="table-cell">
      <style:table-cell-properties fo:background-color="#b4c7dc" fo:padding="0.097cm" fo:border-left="none" fo:border-right="0.5pt solid #000000" fo:border-top="0.5pt solid #000000" fo:border-bottom="0.5pt solid #000000">
        <style:background-image/>
      </style:table-cell-properties>
    </style:style>
    <style:style style:name="Tabla27" style:family="table">
      <style:table-properties style:width="17cm" table:align="margins"/>
    </style:style>
    <style:style style:name="Tabla27.A" style:family="table-column">
      <style:table-column-properties style:column-width="17cm" style:rel-column-width="65535*"/>
    </style:style>
    <style:style style:name="Tabla27.A1" style:family="table-cell">
      <style:table-cell-properties fo:background-color="#b4c7dc" fo:padding="0.097cm" fo:border="0.5pt solid #000000">
        <style:background-image/>
      </style:table-cell-properties>
    </style:style>
    <style:style style:name="Tabla28" style:family="table">
      <style:table-properties style:width="17cm" table:align="margins"/>
    </style:style>
    <style:style style:name="Tabla28.A" style:family="table-column">
      <style:table-column-properties style:column-width="17cm" style:rel-column-width="65535*"/>
    </style:style>
    <style:style style:name="Tabla28.A1" style:family="table-cell">
      <style:table-cell-properties fo:padding="0.097cm" fo:border="0.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5pt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0.5pt solid #00000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8.5cm" style:rel-column-width="32767*"/>
    </style:style>
    <style:style style:name="Tabla19.B" style:family="table-column">
      <style:table-column-properties style:column-width="8.5cm" style:rel-column-width="32768*"/>
    </style:style>
    <style:style style:name="Tabla19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9.B1" style:family="table-cell">
      <style:table-cell-properties fo:padding="0.097cm" fo:border="0.5pt solid #000000"/>
    </style:style>
    <style:style style:name="Tabla24" style:family="table">
      <style:table-properties style:width="16.995cm" table:align="left"/>
    </style:style>
    <style:style style:name="Tabla24.A" style:family="table-column">
      <style:table-column-properties style:column-width="8.5cm"/>
    </style:style>
    <style:style style:name="Tabla24.B" style:family="table-column">
      <style:table-column-properties style:column-width="8.495cm"/>
    </style:style>
    <style:style style:name="Tabla24.A1" style:family="table-cell">
      <style:table-cell-properties fo:padding="0.097cm" fo:border-left="0.5pt solid #000000" fo:border-right="none" fo:border-top="0.5pt solid #000000" fo:border-bottom="0.5pt solid #000000"/>
    </style:style>
    <style:style style:name="Tabla24.B1" style:family="table-cell">
      <style:table-cell-properties fo:padding="0.097cm" fo:border="0.5pt solid #000000"/>
    </style:style>
    <style:style style:name="Tabla24.A2" style:family="table-cell">
      <style:table-cell-properties fo:padding="0.097cm" fo:border-left="0.5pt solid #000000" fo:border-right="none" fo:border-top="none" fo:border-bottom="0.5pt solid #000000"/>
    </style:style>
    <style:style style:name="Tabla24.B2" style:family="table-cell">
      <style:table-cell-properties fo:padding="0.097cm" fo:border-left="0.5pt solid #000000" fo:border-right="0.5pt solid #000000" fo:border-top="none" fo:border-bottom="0.5pt solid #000000"/>
    </style:style>
    <style:style style:name="Tabla24.11" style:family="table-row">
      <style:table-row-properties style:min-row-height="10.358cm"/>
    </style:style>
    <style:style style:name="Tabla24.A11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a24.B11" style:family="table-cell">
      <style:table-cell-properties fo:background-color="#b4c7dc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officeooo:rsid="001ddf68" officeooo:paragraph-rsid="001ddf68"/>
    </style:style>
    <style:style style:name="P2" style:family="paragraph" style:parent-style-name="Table_20_Contents">
      <style:paragraph-properties fo:text-align="start" style:justify-single-word="false"/>
      <style:text-properties officeooo:rsid="001ddf68" officeooo:paragraph-rsid="001ddf68"/>
    </style:style>
    <style:style style:name="P3" style:family="paragraph" style:parent-style-name="Standard">
      <style:paragraph-properties fo:text-align="center" style:justify-single-word="false"/>
      <style:text-properties officeooo:rsid="001ddf68" officeooo:paragraph-rsid="001ddf68"/>
    </style:style>
    <style:style style:name="P4" style:family="paragraph" style:parent-style-name="Standard">
      <style:paragraph-properties fo:text-align="start" style:justify-single-word="false"/>
      <style:text-properties fo:font-weight="bold" officeooo:rsid="001ddf68" officeooo:paragraph-rsid="001ddf6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19863" officeooo:paragraph-rsid="0021986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35c40" officeooo:paragraph-rsid="00235c40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235c40" officeooo:paragraph-rsid="00235c40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paragraph-rsid="0025e521" style:font-weight-asian="bold" style:font-weight-complex="bold"/>
    </style:style>
    <style:style style:name="P9" style:family="paragraph" style:parent-style-name="Standard">
      <style:text-properties fo:font-weight="bold" officeooo:rsid="002b11c4" officeooo:paragraph-rsid="002b11c4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2b11c4" officeooo:paragraph-rsid="002b11c4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31b9e2" officeooo:paragraph-rsid="0031b9e2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33fbe4" officeooo:paragraph-rsid="0033fbe4" style:font-weight-asian="bold" style:font-weight-complex="bold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Standard">
      <style:paragraph-properties fo:text-align="start" style:justify-single-word="false"/>
      <style:text-properties officeooo:paragraph-rsid="0024da5d"/>
    </style:style>
    <style:style style:name="P16" style:family="paragraph" style:parent-style-name="Standard">
      <style:paragraph-properties fo:text-align="start" style:justify-single-word="false"/>
      <style:text-properties officeooo:paragraph-rsid="00276632"/>
    </style:style>
    <style:style style:name="P17" style:family="paragraph" style:parent-style-name="Table_20_Contents">
      <style:paragraph-properties fo:text-align="start" style:justify-single-word="false"/>
      <style:text-properties officeooo:rsid="00219863" officeooo:paragraph-rsid="00219863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19863" officeooo:paragraph-rsid="0021986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4da5d" officeooo:paragraph-rsid="0024da5d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4da5d" officeooo:paragraph-rsid="0031b9e2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31b9e2" officeooo:paragraph-rsid="0031b9e2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35e6c7" officeooo:paragraph-rsid="0035e6c7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3670b8" officeooo:paragraph-rsid="003670b8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33fbe4" officeooo:paragraph-rsid="003670b8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37aa91" officeooo:paragraph-rsid="0037aa91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168253" loext:opacity="100%" fo:font-weight="normal" officeooo:rsid="00219863" officeooo:paragraph-rsid="00219863" style:font-weight-asian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officeooo:rsid="00235c40" officeooo:paragraph-rsid="00235c40"/>
    </style:style>
    <style:style style:name="P28" style:family="paragraph" style:parent-style-name="Standard">
      <style:paragraph-properties fo:text-align="start" style:justify-single-word="false"/>
      <style:text-properties style:use-window-font-color="true" loext:opacity="0%" fo:font-weight="normal" officeooo:rsid="00235c40" officeooo:paragraph-rsid="00235c40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fo:font-weight="normal" officeooo:rsid="00276632" officeooo:paragraph-rsid="00276632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fo:font-weight="bold" officeooo:rsid="00235c40" officeooo:paragraph-rsid="00235c40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style:use-window-font-color="true" loext:opacity="0%" fo:font-weight="bold" officeooo:rsid="00276632" officeooo:paragraph-rsid="00276632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use-window-font-color="true" loext:opacity="0%" style:font-name="Cascadia Mono" fo:font-size="9.5pt" style:font-size-asian="9.5pt"/>
    </style:style>
    <style:style style:name="P33" style:family="paragraph" style:parent-style-name="Standard">
      <style:text-properties style:use-window-font-color="true" loext:opacity="0%" style:font-name="Cascadia Mono" fo:font-size="9.5pt" officeooo:rsid="003670b8" officeooo:paragraph-rsid="003670b8" style:font-size-asian="9.5pt"/>
    </style:style>
    <style:style style:name="P34" style:family="paragraph" style:parent-style-name="Standard">
      <style:paragraph-properties fo:text-align="center" style:justify-single-word="false"/>
      <style:text-properties style:use-window-font-color="true" loext:opacity="0%" style:font-name="Cascadia Mono" fo:font-size="9.5pt" fo:font-weight="bold" officeooo:rsid="003670b8" officeooo:paragraph-rsid="003670b8" style:font-size-asian="9.5pt" style:font-weight-asian="bold" style:font-weight-complex="bold"/>
    </style:style>
    <style:style style:name="P35" style:family="paragraph" style:parent-style-name="Table_20_Contents">
      <style:text-properties style:use-window-font-color="true" loext:opacity="0%" officeooo:rsid="002b11c4" officeooo:paragraph-rsid="002b11c4"/>
    </style:style>
    <style:style style:name="P36" style:family="paragraph" style:parent-style-name="Standard">
      <style:text-properties fo:color="#000000" loext:opacity="100%" style:font-name="Cascadia Mono" fo:font-size="7pt" fo:font-weight="normal" style:font-size-asian="7pt" style:font-weight-asian="normal" style:font-size-complex="7pt"/>
    </style:style>
    <style:style style:name="P37" style:family="paragraph" style:parent-style-name="Standard">
      <style:text-properties fo:color="#000000" loext:opacity="100%" style:font-name="Cascadia Mono" fo:font-size="7pt" style:font-size-asian="7pt" style:font-size-complex="7pt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Cascadia Mono" fo:font-size="7pt" style:font-size-asian="7pt" style:font-size-complex="7pt"/>
    </style:style>
    <style:style style:name="P39" style:family="paragraph" style:parent-style-name="Standard">
      <style:text-properties fo:color="#000000" loext:opacity="100%" style:font-name="Cascadia Mono" fo:font-size="9.5pt" style:font-size-asian="9.5pt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Cascadia Mono" fo:font-size="9.5pt" officeooo:rsid="0024da5d" officeooo:paragraph-rsid="0024da5d" style:font-size-asian="9.5pt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Cascadia Mono" fo:font-size="9.5pt" officeooo:rsid="0024da5d" officeooo:paragraph-rsid="0031b9e2" style:font-size-asian="9.5pt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Cascadia Mono" fo:font-size="9.5pt" style:font-size-asian="9.5pt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font-name="Cascadia Mono" fo:font-size="9.5pt" officeooo:paragraph-rsid="0031b9e2" style:font-size-asian="9.5pt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Cascadia Mono" fo:font-size="9.5pt" officeooo:rsid="00276632" style:font-size-asian="9.5pt"/>
    </style:style>
    <style:style style:name="P45" style:family="paragraph" style:parent-style-name="Standard">
      <style:text-properties fo:color="#000000" loext:opacity="100%" style:font-name="Cascadia Mono" fo:font-size="9.5pt" officeooo:paragraph-rsid="0031b9e2" style:font-size-asian="9.5pt"/>
    </style:style>
    <style:style style:name="P46" style:family="paragraph" style:parent-style-name="Standard">
      <style:text-properties fo:color="#000000" loext:opacity="100%" style:font-name="Cascadia Mono" fo:font-size="8pt" style:font-size-asian="8pt" style:font-size-complex="8pt"/>
    </style:style>
    <style:style style:name="P47" style:family="paragraph" style:parent-style-name="Standard">
      <style:paragraph-properties fo:text-align="start" style:justify-single-word="false"/>
      <style:text-properties fo:color="#000000" loext:opacity="100%" officeooo:rsid="0024da5d" officeooo:paragraph-rsid="0024da5d"/>
    </style:style>
    <style:style style:name="P48" style:family="paragraph" style:parent-style-name="Standard">
      <style:paragraph-properties fo:text-align="start" style:justify-single-word="false"/>
      <style:text-properties fo:font-size="7pt" style:font-size-asian="7pt" style:font-size-complex="7pt"/>
    </style:style>
    <style:style style:name="P49" style:family="paragraph" style:parent-style-name="Table_20_Contents">
      <style:paragraph-properties fo:text-align="start" style:justify-single-word="false"/>
      <style:text-properties fo:font-size="7pt" style:font-size-asian="7pt" style:font-size-complex="7pt"/>
    </style:style>
    <style:style style:name="P50" style:family="paragraph" style:parent-style-name="Standard">
      <style:text-properties fo:font-size="7pt" style:font-size-asian="7pt" style:font-size-complex="7pt"/>
    </style:style>
    <style:style style:name="P51" style:family="paragraph" style:parent-style-name="Table_20_Contents">
      <style:paragraph-properties fo:text-align="start" style:justify-single-word="false"/>
      <style:text-properties fo:font-size="7pt" officeooo:rsid="0024da5d" officeooo:paragraph-rsid="0024da5d" style:font-size-asian="7pt" style:font-size-complex="7pt"/>
    </style:style>
    <style:style style:name="P52" style:family="paragraph" style:parent-style-name="Standard">
      <style:text-properties fo:color="#780373" loext:opacity="100%"/>
    </style:style>
    <style:style style:name="P53" style:family="paragraph" style:parent-style-name="Standard">
      <style:paragraph-properties fo:text-align="start" style:justify-single-word="false"/>
      <style:text-properties fo:color="#780373" loext:opacity="100%" style:font-name="Cascadia Mono" fo:font-size="9.5pt" style:font-size-asian="9.5pt"/>
    </style:style>
    <style:style style:name="P54" style:family="paragraph" style:parent-style-name="Standard">
      <style:paragraph-properties fo:text-align="start" style:justify-single-word="false"/>
      <style:text-properties fo:color="#780373" loext:opacity="100%" style:font-name="Cascadia Mono" fo:font-size="9.5pt" officeooo:paragraph-rsid="0031b9e2" style:font-size-asian="9.5pt"/>
    </style:style>
    <style:style style:name="P55" style:family="paragraph" style:parent-style-name="Standard">
      <style:paragraph-properties fo:text-align="start" style:justify-single-word="false"/>
      <style:text-properties officeooo:rsid="0024da5d" officeooo:paragraph-rsid="0024da5d"/>
    </style:style>
    <style:style style:name="P56" style:family="paragraph" style:parent-style-name="Standard">
      <style:paragraph-properties fo:text-align="start" style:justify-single-word="false"/>
      <style:text-properties fo:color="#0000ff" loext:opacity="100%" style:font-name="Cascadia Mono" fo:font-size="7pt" fo:font-weight="normal" style:font-size-asian="7pt" style:font-weight-asian="normal" style:font-size-complex="7pt"/>
    </style:style>
    <style:style style:name="P57" style:family="paragraph" style:parent-style-name="Standard">
      <style:text-properties officeooo:rsid="0025e521" officeooo:paragraph-rsid="0025e521"/>
    </style:style>
    <style:style style:name="P58" style:family="paragraph" style:parent-style-name="Standard">
      <style:text-properties fo:font-size="8pt" style:font-size-asian="8pt" style:font-size-complex="8pt"/>
    </style:style>
    <style:style style:name="P59" style:family="paragraph" style:parent-style-name="Table_20_Contents">
      <style:text-properties officeooo:rsid="002b11c4" officeooo:paragraph-rsid="002b11c4"/>
    </style:style>
    <style:style style:name="P60" style:family="paragraph" style:parent-style-name="Table_20_Contents">
      <style:text-properties officeooo:rsid="002b11c4" officeooo:paragraph-rsid="002ba6a1"/>
    </style:style>
    <style:style style:name="P61" style:family="paragraph" style:parent-style-name="Table_20_Contents">
      <style:text-properties officeooo:rsid="002ba6a1" officeooo:paragraph-rsid="002ba6a1"/>
    </style:style>
    <style:style style:name="P62" style:family="paragraph" style:parent-style-name="Table_20_Contents">
      <style:text-properties officeooo:rsid="002c696e" officeooo:paragraph-rsid="002c696e"/>
    </style:style>
    <style:style style:name="P63" style:family="paragraph" style:parent-style-name="Table_20_Contents">
      <style:text-properties fo:color="#c9211e" loext:opacity="100%" officeooo:rsid="002b11c4" officeooo:paragraph-rsid="002ba6a1"/>
    </style:style>
    <style:style style:name="P64" style:family="paragraph" style:parent-style-name="Table_20_Contents">
      <style:text-properties fo:color="#00a933" loext:opacity="100%" officeooo:rsid="002b11c4" officeooo:paragraph-rsid="002b11c4"/>
    </style:style>
    <style:style style:name="P65" style:family="paragraph" style:parent-style-name="Table_20_Contents">
      <style:text-properties officeooo:rsid="002e583a" officeooo:paragraph-rsid="002e583a"/>
    </style:style>
    <style:style style:name="P66" style:family="paragraph" style:parent-style-name="Standard">
      <style:paragraph-properties fo:break-before="page"/>
      <style:text-properties fo:font-size="13pt" fo:font-weight="bold" style:font-size-asian="13pt" style:font-weight-asian="bold" style:font-size-complex="13pt" style:font-weight-complex="bold"/>
    </style:style>
    <style:style style:name="P67" style:family="paragraph" style:parent-style-name="Standard">
      <style:text-properties fo:font-size="13pt" fo:font-weight="normal" officeooo:rsid="00300faa" officeooo:paragraph-rsid="00300faa" style:font-size-asian="13pt" style:font-weight-asian="normal" style:font-size-complex="13pt" style:font-weight-complex="normal"/>
    </style:style>
    <style:style style:name="P68" style:family="paragraph" style:parent-style-name="Standard">
      <style:text-properties fo:font-size="13pt" style:font-size-asian="13pt" style:font-size-complex="13pt"/>
    </style:style>
    <style:style style:name="P69" style:family="paragraph" style:parent-style-name="Standard">
      <style:text-properties style:font-name="Cascadia Mono" fo:font-size="9.5pt" style:font-size-asian="9.5pt"/>
    </style:style>
    <style:style style:name="P70" style:family="paragraph" style:parent-style-name="Table_20_Contents">
      <style:text-properties officeooo:rsid="003672ea" officeooo:paragraph-rsid="003672ea"/>
    </style:style>
    <style:style style:name="P71" style:family="paragraph" style:parent-style-name="Standard" style:list-style-name="L1">
      <style:paragraph-properties fo:text-align="start" style:justify-single-word="false"/>
      <style:text-properties officeooo:rsid="00300faa" officeooo:paragraph-rsid="00300faa"/>
    </style:style>
    <style:style style:name="P72" style:family="paragraph" style:parent-style-name="Standard" style:list-style-name="L2">
      <style:paragraph-properties fo:text-align="start" style:justify-single-word="false"/>
      <style:text-properties officeooo:paragraph-rsid="001ddf68"/>
    </style:style>
    <style:style style:name="P73" style:family="paragraph" style:parent-style-name="Standard" style:list-style-name="L3">
      <style:paragraph-properties fo:text-align="start" style:justify-single-word="false"/>
      <style:text-properties officeooo:paragraph-rsid="0025e521"/>
    </style:style>
    <style:style style:name="P74" style:family="paragraph" style:parent-style-name="Standard" style:list-style-name="L5">
      <style:paragraph-properties fo:text-align="start" style:justify-single-word="false"/>
      <style:text-properties officeooo:paragraph-rsid="0037aa91"/>
    </style:style>
    <style:style style:name="P75" style:family="paragraph" style:parent-style-name="Standard" style:list-style-name="L7">
      <style:paragraph-properties fo:text-align="start" style:justify-single-word="false"/>
      <style:text-properties officeooo:paragraph-rsid="0025e521"/>
    </style:style>
    <style:style style:name="P76" style:family="paragraph" style:parent-style-name="Standard" style:list-style-name="L3">
      <style:paragraph-properties fo:text-align="start" style:justify-single-word="false"/>
      <style:text-properties officeooo:rsid="001ddf68" officeooo:paragraph-rsid="001ddf68"/>
    </style:style>
    <style:style style:name="P77" style:family="paragraph" style:parent-style-name="Standard" style:list-style-name="L3">
      <style:paragraph-properties fo:text-align="start" style:justify-single-word="false"/>
      <style:text-properties officeooo:rsid="00219863" officeooo:paragraph-rsid="00219863"/>
    </style:style>
    <style:style style:name="P78" style:family="paragraph" style:parent-style-name="Standard" style:list-style-name="L3">
      <style:paragraph-properties fo:text-align="start" style:justify-single-word="false"/>
      <style:text-properties officeooo:rsid="00276632" officeooo:paragraph-rsid="00276632"/>
    </style:style>
    <style:style style:name="P79" style:family="paragraph" style:parent-style-name="Standard" style:list-style-name="L3">
      <style:paragraph-properties fo:text-align="start" style:justify-single-word="false"/>
      <style:text-properties officeooo:rsid="00235c40" officeooo:paragraph-rsid="00235c40"/>
    </style:style>
    <style:style style:name="P80" style:family="paragraph" style:parent-style-name="Standard" style:list-style-name="L4">
      <style:paragraph-properties fo:text-align="start" style:justify-single-word="false"/>
      <style:text-properties style:use-window-font-color="true" loext:opacity="0%" fo:font-weight="normal" officeooo:rsid="00235c40" officeooo:paragraph-rsid="00235c40" style:font-weight-asian="normal" style:font-weight-complex="normal"/>
    </style:style>
    <style:style style:name="P81" style:family="paragraph" style:parent-style-name="Standard" style:list-style-name="L9">
      <style:text-properties style:use-window-font-color="true" loext:opacity="0%" style:font-name="Cascadia Mono" fo:font-size="9.5pt" officeooo:rsid="0033fbe4" officeooo:paragraph-rsid="0033fbe4" style:font-size-asian="9.5pt"/>
    </style:style>
    <style:style style:name="P82" style:family="paragraph" style:parent-style-name="Standard" style:list-style-name="L10">
      <style:text-properties style:use-window-font-color="true" loext:opacity="0%" style:font-name="Cascadia Mono" fo:font-size="9.5pt" officeooo:rsid="003670b8" officeooo:paragraph-rsid="003670b8" style:font-size-asian="9.5pt"/>
    </style:style>
    <style:style style:name="P83" style:family="paragraph" style:parent-style-name="Standard" style:list-style-name="L9">
      <style:text-properties style:use-window-font-color="true" loext:opacity="0%" officeooo:rsid="00346481" officeooo:paragraph-rsid="00346481"/>
    </style:style>
    <style:style style:name="P84" style:family="paragraph" style:parent-style-name="Standard" style:list-style-name="L5">
      <style:paragraph-properties fo:text-align="start" style:justify-single-word="false"/>
      <style:text-properties fo:font-weight="normal" officeooo:rsid="0037aa91" officeooo:paragraph-rsid="0037aa91" style:font-weight-asian="normal" style:font-weight-complex="normal"/>
    </style:style>
    <style:style style:name="P85" style:family="paragraph" style:parent-style-name="Standard" style:list-style-name="L6">
      <style:paragraph-properties fo:text-align="start" style:justify-single-word="false"/>
      <style:text-properties fo:font-weight="normal" officeooo:rsid="0025e521" officeooo:paragraph-rsid="0025e521" style:font-weight-asian="normal" style:font-weight-complex="normal"/>
    </style:style>
    <style:style style:name="P86" style:family="paragraph" style:parent-style-name="Standard" style:list-style-name="L9">
      <style:paragraph-properties fo:text-align="start" style:justify-single-word="false"/>
      <style:text-properties fo:font-weight="normal" officeooo:rsid="0033fbe4" officeooo:paragraph-rsid="0033fbe4" style:font-weight-asian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officeooo:rsid="0037aa91" officeooo:paragraph-rsid="0037aa91"/>
    </style:style>
    <style:style style:name="P88" style:family="paragraph" style:parent-style-name="Standard" style:list-style-name="L5">
      <style:paragraph-properties fo:text-align="start" style:justify-single-word="false"/>
      <style:text-properties fo:color="#0000ff" loext:opacity="100%" style:font-name="Cascadia Mono" fo:font-size="9.5pt" fo:font-weight="normal" officeooo:rsid="0037aa91" officeooo:paragraph-rsid="0037aa91" style:font-size-asian="9.5pt" style:font-weight-asian="normal" style:font-weight-complex="normal"/>
    </style:style>
    <style:style style:name="P89" style:family="paragraph" style:parent-style-name="Standard" style:list-style-name="L7">
      <style:text-properties officeooo:rsid="0025e521" officeooo:paragraph-rsid="0025e521"/>
    </style:style>
    <style:style style:name="P90" style:family="paragraph" style:parent-style-name="Standard" style:list-style-name="L8">
      <style:text-properties officeooo:rsid="0025e521" officeooo:paragraph-rsid="0025e521"/>
    </style:style>
    <style:style style:name="P91" style:family="paragraph" style:parent-style-name="Standard" style:list-style-name="L9">
      <style:text-properties officeooo:rsid="0033fbe4" officeooo:paragraph-rsid="0033fbe4"/>
    </style:style>
    <style:style style:name="P92" style:family="paragraph" style:parent-style-name="Standard">
      <style:text-properties fo:color="#000000" loext:opacity="100%" style:font-name="Cascadia Mono" fo:font-size="9.5pt" style:font-size-asian="9.5pt"/>
    </style:style>
    <style:style style:name="P93" style:family="paragraph" style:parent-style-name="Table_20_Contents">
      <style:text-properties officeooo:rsid="0037dd4f" officeooo:paragraph-rsid="0037dd4f"/>
    </style:style>
    <style:style style:name="T1" style:family="text">
      <style:text-properties officeooo:rsid="001ddf68"/>
    </style:style>
    <style:style style:name="T2" style:family="text">
      <style:text-properties fo:color="#000000" loext:opacity="100%" style:font-name="Cascadia Mono"/>
    </style:style>
    <style:style style:name="T3" style:family="text">
      <style:text-properties fo:color="#000000" loext:opacity="100%" style:font-name="Cascadia Mono" fo:font-size="9.5pt" style:font-size-asian="9.5pt"/>
    </style:style>
    <style:style style:name="T4" style:family="text">
      <style:text-properties fo:color="#000000" loext:opacity="100%" style:font-name="Cascadia Mono" fo:font-size="9.5pt" officeooo:rsid="001ddf68" style:font-size-asian="9.5pt"/>
    </style:style>
    <style:style style:name="T5" style:family="text">
      <style:text-properties fo:color="#000000" loext:opacity="100%" style:font-name="Cascadia Mono" fo:font-size="9.5pt" officeooo:rsid="0025e521" style:font-size-asian="9.5pt"/>
    </style:style>
    <style:style style:name="T6" style:family="text">
      <style:text-properties fo:color="#000000" loext:opacity="100%" style:font-name="Cascadia Mono" fo:font-size="9.5pt" officeooo:rsid="00276632" style:font-size-asian="9.5pt"/>
    </style:style>
    <style:style style:name="T7" style:family="text">
      <style:text-properties fo:color="#000000" loext:opacity="100%" style:font-name="Cascadia Mono" fo:font-size="9.5pt" officeooo:rsid="002c696e" style:font-size-asian="9.5pt"/>
    </style:style>
    <style:style style:name="T8" style:family="text">
      <style:text-properties fo:color="#000000" loext:opacity="100%" style:font-name="Cascadia Mono" fo:font-size="9.5pt" fo:font-weight="normal" officeooo:rsid="0025e521" style:font-size-asian="9.5pt" style:font-weight-asian="normal" style:font-weight-complex="normal"/>
    </style:style>
    <style:style style:name="T9" style:family="text">
      <style:text-properties fo:color="#000000" loext:opacity="100%" style:font-name="Cascadia Mono" fo:font-size="9.5pt" fo:font-weight="normal" officeooo:rsid="0037aa91" style:font-size-asian="9.5pt" style:font-weight-asian="normal" style:font-weight-complex="normal"/>
    </style:style>
    <style:style style:name="T10" style:family="text">
      <style:text-properties fo:color="#000000" loext:opacity="100%" style:font-name="Cascadia Mono" fo:font-size="9.5pt" fo:font-weight="normal" style:font-size-asian="9.5pt" style:font-weight-asian="normal" style:font-size-complex="13pt"/>
    </style:style>
    <style:style style:name="T11" style:family="text">
      <style:text-properties fo:color="#000000" loext:opacity="100%" style:font-name="Cascadia Mono" fo:font-weight="normal" style:font-weight-asian="normal"/>
    </style:style>
    <style:style style:name="T12" style:family="text">
      <style:text-properties fo:color="#000000" loext:opacity="100%" style:font-name="Cascadia Mono" fo:font-weight="normal" officeooo:rsid="0024da5d" style:font-weight-asian="normal"/>
    </style:style>
    <style:style style:name="T13" style:family="text">
      <style:text-properties fo:color="#000000" loext:opacity="100%" officeooo:rsid="0031b9e2"/>
    </style:style>
    <style:style style:name="T14" style:family="text">
      <style:text-properties fo:color="#2b91af" loext:opacity="100%" style:font-name="Cascadia Mono" fo:font-size="9.5pt" style:font-size-asian="9.5pt"/>
    </style:style>
    <style:style style:name="T15" style:family="text">
      <style:text-properties fo:color="#a31515" loext:opacity="100%" style:font-name="Cascadia Mono"/>
    </style:style>
    <style:style style:name="T16" style:family="text">
      <style:text-properties fo:color="#a31515" loext:opacity="100%" style:font-name="Cascadia Mono" fo:font-size="9.5pt" style:font-size-asian="9.5pt"/>
    </style:style>
    <style:style style:name="T17" style:family="text">
      <style:text-properties fo:color="#a31515" loext:opacity="100%" style:font-name="Cascadia Mono" fo:font-size="9.5pt" officeooo:rsid="001ddf68" style:font-size-asian="9.5pt"/>
    </style:style>
    <style:style style:name="T18" style:family="text">
      <style:text-properties fo:color="#a31515" loext:opacity="100%" style:font-name="Cascadia Mono" fo:font-size="9.5pt" officeooo:rsid="0024da5d" style:font-size-asian="9.5pt"/>
    </style:style>
    <style:style style:name="T19" style:family="text">
      <style:text-properties fo:color="#a31515" loext:opacity="100%" style:font-name="Cascadia Mono" fo:font-size="9.5pt" officeooo:rsid="00276632" style:font-size-asian="9.5pt"/>
    </style:style>
    <style:style style:name="T20" style:family="text">
      <style:text-properties fo:color="#a31515" loext:opacity="100%" style:font-name="Cascadia Mono" fo:font-size="9.5pt" officeooo:rsid="0033fbe4" style:font-size-asian="9.5pt"/>
    </style:style>
    <style:style style:name="T21" style:family="text">
      <style:text-properties fo:color="#a31515" loext:opacity="100%" style:font-name="Cascadia Mono" fo:font-size="9.5pt" fo:font-weight="normal" officeooo:rsid="0037aa91" style:font-size-asian="9.5pt" style:font-weight-asian="normal" style:font-weight-complex="normal"/>
    </style:style>
    <style:style style:name="T22" style:family="text">
      <style:text-properties fo:color="#a31515" loext:opacity="100%"/>
    </style:style>
    <style:style style:name="T23" style:family="text">
      <style:text-properties officeooo:rsid="00219863"/>
    </style:style>
    <style:style style:name="T24" style:family="text">
      <style:text-properties fo:color="#0000ff" loext:opacity="100%" style:font-name="Cascadia Mono"/>
    </style:style>
    <style:style style:name="T25" style:family="text">
      <style:text-properties fo:color="#0000ff" loext:opacity="100%" style:font-name="Cascadia Mono" fo:font-size="9.5pt" style:font-size-asian="9.5pt"/>
    </style:style>
    <style:style style:name="T26" style:family="text">
      <style:text-properties fo:color="#0000ff" loext:opacity="100%" style:font-name="Cascadia Mono" fo:font-size="9.5pt" officeooo:rsid="00276632" style:font-size-asian="9.5pt"/>
    </style:style>
    <style:style style:name="T27" style:family="text">
      <style:text-properties fo:color="#0000ff" loext:opacity="100%" style:font-name="Cascadia Mono" fo:font-size="9.5pt" fo:font-weight="normal" style:font-size-asian="9.5pt" style:font-weight-asian="normal" style:font-size-complex="13pt"/>
    </style:style>
    <style:style style:name="T28" style:family="text">
      <style:text-properties fo:color="#0000ff" loext:opacity="100%" style:font-name="Cascadia Mono" fo:font-size="9.5pt" fo:font-weight="normal" officeooo:rsid="00300faa" style:font-size-asian="9.5pt" style:font-weight-asian="normal" style:font-size-complex="13pt"/>
    </style:style>
    <style:style style:name="T29" style:family="text">
      <style:text-properties fo:color="#0000ff" loext:opacity="100%" style:font-name="Cascadia Mono" fo:font-size="9.5pt" fo:font-weight="normal" style:font-size-asian="9.5pt" style:font-weight-asian="normal" style:font-weight-complex="normal"/>
    </style:style>
    <style:style style:name="T30" style:family="text">
      <style:text-properties fo:color="#0000ff" loext:opacity="100%" style:font-name="Cascadia Mono" fo:font-size="9.5pt" fo:font-weight="normal" officeooo:rsid="0037aa91" style:font-size-asian="9.5pt" style:font-weight-asian="normal" style:font-weight-complex="normal"/>
    </style:style>
    <style:style style:name="T31" style:family="text">
      <style:text-properties fo:color="#0000ff" loext:opacity="100%" style:font-name="Cascadia Mono" fo:font-weight="normal" style:font-weight-asian="normal"/>
    </style:style>
    <style:style style:name="T32" style:family="text">
      <style:text-properties fo:color="#0000ff" loext:opacity="100%"/>
    </style:style>
    <style:style style:name="T33" style:family="text">
      <style:text-properties fo:color="#800080" loext:opacity="100%"/>
    </style:style>
    <style:style style:name="T34" style:family="text">
      <style:text-properties fo:color="#800080" loext:opacity="100%" style:font-name="Cascadia Mono" fo:font-weight="bold" style:font-weight-asian="bold"/>
    </style:style>
    <style:style style:name="T35" style:family="text">
      <style:text-properties fo:color="#800080" loext:opacity="100%" style:font-name="Cascadia Mono" fo:font-weight="bold" officeooo:rsid="0025e521" style:font-weight-asian="bold"/>
    </style:style>
    <style:style style:name="T36" style:family="text">
      <style:text-properties fo:color="#ff0000" loext:opacity="100%"/>
    </style:style>
    <style:style style:name="T37" style:family="text">
      <style:text-properties fo:color="#ff0000" loext:opacity="100%" style:font-name="Cascadia Mono" fo:font-weight="normal" style:font-weight-asian="normal"/>
    </style:style>
    <style:style style:name="T38" style:family="text">
      <style:text-properties fo:color="#ff0000" loext:opacity="100%" style:font-name="Cascadia Mono" fo:font-size="9.5pt" style:font-size-asian="9.5pt"/>
    </style:style>
    <style:style style:name="T39" style:family="text">
      <style:text-properties fo:color="#ff0000" loext:opacity="100%" style:font-name="Cascadia Mono" fo:font-size="9.5pt" fo:font-weight="normal" style:font-size-asian="9.5pt" style:font-weight-asian="normal" style:font-size-complex="13pt"/>
    </style:style>
    <style:style style:name="T40" style:family="text">
      <style:text-properties fo:color="#800000" loext:opacity="100%" style:font-name="Cascadia Mono" fo:font-weight="normal" style:font-weight-asian="normal"/>
    </style:style>
    <style:style style:name="T41" style:family="text">
      <style:text-properties fo:color="#800000" loext:opacity="100%" style:font-name="Cascadia Mono" fo:font-size="9.5pt" style:font-size-asian="9.5pt"/>
    </style:style>
    <style:style style:name="T42" style:family="text">
      <style:text-properties fo:color="#800000" loext:opacity="100%" style:font-name="Cascadia Mono" fo:font-size="9.5pt" fo:font-weight="normal" style:font-size-asian="9.5pt" style:font-weight-asian="normal" style:font-size-complex="13pt"/>
    </style:style>
    <style:style style:name="T43" style:family="text">
      <style:text-properties fo:color="#780373" loext:opacity="100%" style:font-name="Cascadia Mono" fo:font-size="9.5pt" style:font-size-asian="9.5pt"/>
    </style:style>
    <style:style style:name="T44" style:family="text">
      <style:text-properties fo:color="#780373" loext:opacity="100%" style:font-name="Cascadia Mono" fo:font-size="9.5pt" officeooo:rsid="002b11c4" style:font-size-asian="9.5pt"/>
    </style:style>
    <style:style style:name="T45" style:family="text">
      <style:text-properties officeooo:rsid="0025e521"/>
    </style:style>
    <style:style style:name="T46" style:family="text">
      <style:text-properties fo:font-weight="normal" officeooo:rsid="0025e521" style:font-weight-asian="normal" style:font-weight-complex="normal"/>
    </style:style>
    <style:style style:name="T47" style:family="text">
      <style:text-properties fo:font-weight="normal" officeooo:rsid="0037aa91" style:font-weight-asian="normal" style:font-weight-complex="normal"/>
    </style:style>
    <style:style style:name="T48" style:family="text">
      <style:text-properties fo:color="#c9211e" loext:opacity="100%"/>
    </style:style>
    <style:style style:name="T49" style:family="text">
      <style:text-properties fo:color="#c9211e" loext:opacity="100%" style:font-name="Cascadia Mono" fo:font-size="9.5pt" style:font-size-asian="9.5pt"/>
    </style:style>
    <style:style style:name="T50" style:family="text">
      <style:text-properties fo:color="#5b277d" loext:opacity="100%"/>
    </style:style>
    <style:style style:name="T51" style:family="text">
      <style:text-properties fo:color="#5b277d" loext:opacity="100%" officeooo:rsid="002ba6a1"/>
    </style:style>
    <style:style style:name="T52" style:family="text">
      <style:text-properties fo:color="#55308d" loext:opacity="100%"/>
    </style:style>
    <style:style style:name="T53" style:family="text">
      <style:text-properties style:use-window-font-color="true" loext:opacity="0%"/>
    </style:style>
    <style:style style:name="T54" style:family="text">
      <style:text-properties style:use-window-font-color="true" loext:opacity="0%" style:font-name="Cascadia Mono" fo:font-size="9.5pt" style:font-size-asian="9.5pt"/>
    </style:style>
    <style:style style:name="T55" style:family="text">
      <style:text-properties style:use-window-font-color="true" loext:opacity="0%" style:font-name="Cascadia Mono" fo:font-size="9.5pt" fo:font-weight="normal" officeooo:rsid="0037aa91" style:font-size-asian="9.5pt" style:font-weight-asian="normal" style:font-weight-complex="normal"/>
    </style:style>
    <style:style style:name="T56" style:family="text">
      <style:text-properties officeooo:rsid="0031b9e2"/>
    </style:style>
    <style:style style:name="T57" style:family="text">
      <style:text-properties style:font-name="Cascadia Mono" fo:font-size="9.5pt" style:font-size-asian="9.5pt"/>
    </style:style>
    <style:style style:name="T58" style:family="text">
      <style:text-properties fo:font-weight="bold" style:font-weight-asian="bold" style:font-weight-complex="bold"/>
    </style:style>
    <style:style style:name="T59" style:family="text"/>
    <style:style style:name="T60" style:family="text">
      <style:text-properties officeooo:rsid="0037dd4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8">
      <text:list-level-style-number text:level="1" text:style-name="Numbering_20_Symbols" loext:num-list-format="%1%)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/>ASP.NET</text:p>
      <text:list text:style-name="L1">
        <text:list-item>
          <text:p text:style-name="P71">Agregar iconos de boostrap</text:p>
        </text:list-item>
      </text:list>
      <text:list text:style-name="L2">
        <text:list-item>
          <text:p text:style-name="P72"><text:span text:style-name="T1">Pasar variables de </text:span><text:span text:style-name="T23">action</text:span><text:span text:style-name="T1"> a vista</text:span></text:p>
        </text:list-item>
      </text:list>
      <text:list text:style-name="L3">
        <text:list-item>
          <text:list>
            <text:list-item>
              <text:p text:style-name="P76">ViewData</text:p>
            </text:list-item>
            <text:list-item>
              <text:p text:style-name="P76">ViewBag</text:p>
            </text:list-item>
            <text:list-item>
              <text:p text:style-name="P76">Model</text:p>
            </text:list-item>
          </text:list>
        </text:list-item>
        <text:list-item>
          <text:p text:style-name="P77">Pasar string de action a action(TempData)</text:p>
        </text:list-item>
        <text:list-item>
          <text:p text:style-name="P78">Pasar datos por Session</text:p>
          <text:list>
            <text:list-item>
              <text:p text:style-name="P78">Pasar de action a vista</text:p>
            </text:list-item>
            <text:list-item>
              <text:p text:style-name="P78">pasar de action a action</text:p>
            </text:list-item>
          </text:list>
        </text:list-item>
        <text:list-item>
          <text:p text:style-name="P79">Pasar datos por get y post → de vista a controlador</text:p>
          <text:list>
            <text:list-item>
              <text:p text:style-name="P79">Pasar variable </text:p>
            </text:list-item>
            <text:list-item>
              <text:p text:style-name="P79">Pasar <text:s/>Objeto</text:p>
            </text:list-item>
          </text:list>
        </text:list-item>
        <text:list-item>
          <text:p text:style-name="P79">Seguridad Adicional para Pasar por Post</text:p>
        </text:list-item>
        <text:list-item>
          <text:p text:style-name="P73"><text:span text:style-name="T45">Validar por </text:span>FluentValidation</text:p>
        </text:list-item>
      </text:list>
      <text:p text:style-name="P66">Agregar iconos de boostrap</text:p>
      <text:p text:style-name="P67">Agregar el link al layout</text:p>
      <table:table table:name="Tabla25" table:style-name="Tabla25">
        <table:table-column table:style-name="Tabla25.A"/>
        <table:table-row>
          <table:table-cell table:style-name="Tabla25.A1" office:value-type="string">
            <text:p text:style-name="P68"><text:span text:style-name="T25">&lt;</text:span><text:span text:style-name="T41">link</text:span><text:span text:style-name="T3"> </text:span><text:span text:style-name="T38">rel</text:span><text:span text:style-name="T25">="stylesheet"</text:span><text:span text:style-name="T3"> </text:span><text:span text:style-name="T38">href</text:span><text:span text:style-name="T25">="https://cdn.jsdelivr.net/npm/bootstrap-icons@1.7.2/font/bootstrap-icons.css"&gt;</text:span></text:p>
          </table:table-cell>
        </table:table-row>
      </table:table>
      <text:p text:style-name="P67">Desde la pagina de boostrap seleccionar la icono</text:p>
      <text:p text:style-name="P67">Agregarlos a un una etiqueta button o a</text:p>
      <table:table table:name="Tabla26" table:style-name="Tabla26">
        <table:table-column table:style-name="Tabla26.A"/>
        <table:table-row>
          <table:table-cell table:style-name="Tabla26.A1" office:value-type="string">
            <text:p text:style-name="Standard">&lt;a asp-action="Editar"&gt;<text:span text:style-name="T27">&lt;</text:span><text:span text:style-name="T42">i</text:span><text:span text:style-name="T10"> </text:span><text:span text:style-name="T39">class</text:span><text:span text:style-name="T27">="bi bi-pencil-</text:span><text:span text:style-name="T28">s</text:span><text:span text:style-name="T27">quare"&gt;&lt;/</text:span><text:span text:style-name="T42">i</text:span><text:span text:style-name="T27">&gt; </text:span>Editar&lt;/a&gt;</text:p>
          </table:table-cell>
        </table:table-row>
        <table:table-row>
          <table:table-cell table:style-name="Tabla26.A2" office:value-type="string">
            <text:p text:style-name="Standard">&lt;button type="submit"&gt;<text:span text:style-name="T25">&lt;</text:span><text:span text:style-name="T41">i</text:span><text:span text:style-name="T3"> </text:span><text:span text:style-name="T38">class</text:span><text:span text:style-name="T25">="bi bi-pencil-fill"&gt;&lt;/</text:span><text:span text:style-name="T41">i</text:span><text:span text:style-name="T25">&gt;</text:span>Guardar&lt;/button&gt; </text:p>
          </table:table-cell>
        </table:table-row>
      </table:table>
      <text:p text:style-name="P67"/>
      <text:p text:style-name="P4">ViewData </text:p>
      <text:p text:style-name="P1">Este pasa una cadena string a la vista.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ViewData[“NombreClave”]=”string”;</text:p>
          </table:table-cell>
          <table:table-cell table:style-name="Tabla1.B1" office:value-type="string">
            <text:p text:style-name="P2">&lt;p&gt;@ViewData[“NombreClave”]&lt;/p&gt;</text:p>
          </table:table-cell>
        </table:table-row>
      </table:table>
      <text:p text:style-name="P1"/>
      <text:p text:style-name="P1">Para pasar un objeto hay que castear en la vista, ya que recibimos un string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">ViewData[“NombreClave”]=”persona1;</text:p>
          </table:table-cell>
        </table:table-row>
        <table:table-row>
          <table:table-cell table:style-name="Tabla2.A2" office:value-type="string">
            <text:p text:style-name="P14">@{</text:p>
            <text:p text:style-name="P14"><text:tab/>Persona p1= (Persona)<text:span text:style-name="T1">ViewData[NombreClave];</text:span></text:p>
            <text:p text:style-name="P14">}</text:p>
            <text:p text:style-name="P14">&lt;<text:span text:style-name="T1">p</text:span>&gt;</text:p>
            <text:p text:style-name="P14"><text:tab/><text:span text:style-name="T1">@p1.Metodo();</text:span></text:p>
            <text:p text:style-name="P14">&lt;/<text:span text:style-name="T1">p&gt;</text:span></text:p>
          </table:table-cell>
        </table:table-row>
      </table:table>
      <text:p text:style-name="P1">O tambien directamente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3"><text:span text:style-name="T3">@(((</text:span><text:span text:style-name="T14">Persona</text:span><text:span text:style-name="T3">)ViewData[</text:span><text:span text:style-name="T16">"</text:span><text:span text:style-name="T17">NombreClave</text:span><text:span text:style-name="T16">"</text:span><text:span text:style-name="T3">]).</text:span><text:span text:style-name="T4">Metodo</text:span><text:span text:style-name="T3">());</text:span></text:p>
          </table:table-cell>
        </table:table-row>
      </table:table>
      <text:p text:style-name="P1"/>
      <text:p text:style-name="P1"/>
      <text:p text:style-name="P4">ViewBag</text:p>
      <text:p text:style-name="P1">Este pasa tal cual lo que mandamos desde el controlador, no hace falta castear</text:p>
      <text:p text:style-name="P1">Se puede <text:s/>identificar poniendo el nombre despues de un punto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">ViewBag.NombreClave=”string”;</text:p>
          </table:table-cell>
          <table:table-cell table:style-name="Tabla4.B1" office:value-type="string">
            <text:p text:style-name="P2">&lt;p&gt;@ViewBag.NombreClave&lt;/p&gt;</text:p>
          </table:table-cell>
        </table:table-row>
      </table:table>
      <text:p text:style-name="P1"/>
      <text:p text:style-name="P1">Ejemplo para pasar un objeto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">ViewBag.NombreClave=persona1;</text:p>
          </table:table-cell>
        </table:table-row>
        <table:table-row>
          <table:table-cell table:style-name="Tabla5.A2" office:value-type="string">
            <text:p text:style-name="P14">&lt;<text:span text:style-name="T1">p&gt;</text:span></text:p>
            <text:p text:style-name="P14"><text:tab/><text:span text:style-name="T1">@ViewBag.NombreClave.Metodo();</text:span></text:p>
            <text:p text:style-name="P14">&lt;/<text:span text:style-name="T1">p&gt;</text:span></text:p>
          </table:table-cell>
        </table:table-row>
      </table:table>
      <text:p text:style-name="P1"/>
      <text:p text:style-name="P1"/>
      <text:p text:style-name="P1">Model</text:p>
      <text:p text:style-name="P1">Este es pasado en el return desde el controlador. Se guarda en una “variable”model en la vista. Tener en cuenta que solo puede haber un model por cada vista.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2">return(persona1);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2">@model Persona</text:p>
          </table:table-cell>
          <table:table-cell table:style-name="Tabla7.B1" office:value-type="string">
            <text:p text:style-name="P2">Hacemos un “casteo”</text:p>
          </table:table-cell>
        </table:table-row>
        <table:table-row>
          <table:table-cell table:style-name="Tabla7.A2" office:value-type="string">
            <text:p text:style-name="P2">&lt;p&gt;@Model.Metodo();&lt;/p&gt;</text:p>
          </table:table-cell>
          <table:table-cell table:style-name="Tabla7.B2" office:value-type="string">
            <text:p text:style-name="P2">Tener <text:s/>en cuenta que acá el model va con mayúscula</text:p>
          </table:table-cell>
        </table:table-row>
      </table:table>
      <text:p text:style-name="P1"/>
      <text:p text:style-name="P1"/>
      <text:p text:style-name="P5">TempData</text:p>
      <text:p text:style-name="P18"><text:soft-page-break/>Tienen la particularidad que solo dura una sola llamada, luego se borra. De momento solo pude pasar strings, la idea era pasar tambien objetos y eso queda pendiente.</text:p>
      <text:p text:style-name="P26">Nota: tempdata guarda en memerio su valor por lo tanto puede al debugear nuevamente sigan activos los tempdata de debugs anteriores(Para esto reiniciar el VS)</text:p>
      <text:p text:style-name="P26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7">--Action1</text:p>
            <text:p text:style-name="P17">TempData[“NombreEjemplo”]= “textoejemplo”;</text:p>
            <text:p text:style-name="P17">--Action2</text:p>
            <text:p text:style-name="P17">var aux=TempData[“NombreEjemplo”];</text:p>
          </table:table-cell>
          <table:table-cell table:style-name="Tabla8.B1" office:value-type="string">
            <text:p text:style-name="P14"/>
          </table:table-cell>
        </table:table-row>
      </table:table>
      <text:p text:style-name="P31">Guardar información <text:s/>por session </text:p>
      <text:p text:style-name="P29">Permite guardar por un lapzo de tiempo que determinamos puede pasar de action a vista y de action a action.</text:p>
      <text:p text:style-name="P29">Agregar en Program: modificar lo de rojo por el tiempo que deseamos guardar</text:p>
      <table:table table:name="Tabla20" table:style-name="Tabla20">
        <table:table-column table:style-name="Tabla20.A"/>
        <table:table-row>
          <table:table-cell table:style-name="Tabla20.A1" office:value-type="string">
            <text:p text:style-name="P42">builder.Services.AddSingleton&lt;IHttpContextAccessor, HttpContextAccessor&gt;();</text:p>
            <text:p text:style-name="P39">builder.Services.AddDistributedMemoryCache();</text:p>
            <text:p text:style-name="P39">builder.Services.AddSession(option =&gt;</text:p>
            <text:p text:style-name="Standard"><text:span text:style-name="T3">option.IdleTimeout = TimeSpan.</text:span><text:span text:style-name="T49">FromMinutes</text:span><text:span text:style-name="T3">(</text:span><text:span text:style-name="T49">60</text:span><text:span text:style-name="T3">)</text:span></text:p>
            <text:p text:style-name="P42"><text:s text:c="4"/>);</text:p>
          </table:table-cell>
        </table:table-row>
        <table:table-row>
          <table:table-cell table:style-name="Tabla20.A2" office:value-type="string">
            <text:p text:style-name="P42">app.UseSession();</text:p>
          </table:table-cell>
        </table:table-row>
      </table:table>
      <text:p text:style-name="P29"/>
      <text:p text:style-name="P29">Inyectamos en el controlador y lo lo damos valor desde el contructor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13"><text:span text:style-name="T25">private</text:span><text:span text:style-name="T3"> </text:span><text:span text:style-name="T25">readonly</text:span><text:span text:style-name="T3"> IHttpContextAccessor </text:span><text:span text:style-name="T6">_sessionContext</text:span><text:span text:style-name="T3">;</text:span></text:p>
          </table:table-cell>
        </table:table-row>
      </table:table>
      <text:p text:style-name="P29"/>
      <text:p text:style-name="P29">Como guardar </text:p>
      <table:table table:name="Tabla22" table:style-name="Tabla22">
        <table:table-column table:style-name="Tabla22.A"/>
        <table:table-row>
          <table:table-cell table:style-name="Tabla22.A1" office:value-type="string">
            <text:p text:style-name="P13"><text:span text:style-name="T3">_</text:span><text:span text:style-name="T6">sessionContext</text:span><text:span text:style-name="T3">.HttpContext.Session.SetString(</text:span><text:span text:style-name="T16">"Nombre"</text:span><text:span text:style-name="T3">, </text:span><text:span text:style-name="T16">"jonathan"</text:span><text:span text:style-name="T3">);</text:span></text:p>
            <text:p text:style-name="P16"><text:span text:style-name="T3">_</text:span><text:span text:style-name="T6">sessionContext</text:span><text:span text:style-name="T3">.HttpContext.Session.SetInt32(</text:span><text:span text:style-name="T16">"</text:span><text:span text:style-name="T19">edad</text:span><text:span text:style-name="T16">"</text:span><text:span text:style-name="T3">, </text:span><text:span text:style-name="T19">10</text:span><text:span text:style-name="T3">);</text:span></text:p>
          </table:table-cell>
        </table:table-row>
      </table:table>
      <text:p text:style-name="P29"/>
      <text:p text:style-name="P29">Como usar desde la vista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13"><text:span text:style-name="T3">@inject </text:span><text:span text:style-name="T14">IHttpContextAccessor</text:span><text:span text:style-name="T3"> _</text:span><text:span text:style-name="T6">sessionContext</text:span></text:p>
            <text:p text:style-name="P44"/>
            <text:p text:style-name="P16"><text:span text:style-name="T26">&lt;</text:span><text:span text:style-name="T41">p</text:span><text:span text:style-name="T25">&gt;</text:span><text:span text:style-name="T3"> El Nombre es: @_</text:span><text:span text:style-name="T6">sessionContext</text:span><text:span text:style-name="T3">.HttpContext.Session.GetString(</text:span><text:span text:style-name="T16">"Nombre"</text:span><text:span text:style-name="T3">)</text:span><text:span text:style-name="T25">&lt;/</text:span><text:span text:style-name="T41">p</text:span><text:span text:style-name="T25">&gt;</text:span></text:p>
          </table:table-cell>
        </table:table-row>
      </table:table>
      <text:p text:style-name="P29"/>
      <text:p text:style-name="P29">De la misma forma usar desde otro action</text:p>
      <text:p text:style-name="P16"><text:span text:style-name="T3">_sessionContext.HttpContext.Session.GetString(</text:span><text:span text:style-name="T16">"Nombre"</text:span><text:span text:style-name="T3">)</text:span></text:p>
      <text:p text:style-name="P29"/>
      <text:p text:style-name="P30"/>
      <text:p text:style-name="P30">Pasar Por Get</text:p>
      <text:p text:style-name="P28">Forma facil pero insegura, por que se pasa la variable por url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32">&lt;a href="Home/Privacy?num=5"&gt;Mandar&lt;/a&gt;</text:p>
          </table:table-cell>
        </table:table-row>
      </table:table>
      <text:p text:style-name="P28">Desde el controlador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27">Public IActionResult Privacity(int num){</text:p>
            <text:p text:style-name="P27"><text:tab/>Console.WriteLine(num);</text:p>
            <text:p text:style-name="P27"><text:tab/>return View();</text:p>
            <text:p text:style-name="P27">}</text:p>
          </table:table-cell>
        </table:table-row>
      </table:table>
      <text:p text:style-name="P28"/>
      <text:p text:style-name="P30">Pasar Por Post</text:p>
      <text:p text:style-name="P28">Forma mas segura para pasar datos que el usuario no debe ver</text:p>
      <text:list text:style-name="L4">
        <text:list-item>
          <text:p text:style-name="P80">La clase debe tener un constructor vació para poder instanciar en model</text:p>
        </text:list-item>
        <text:list-item>
          <text:p text:style-name="P80">Lo pasamos a través de un formulario</text:p>
        </text:list-item>
      </text:list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27">@model Persona</text:p>
            <text:p text:style-name="P27"/>
            <text:p text:style-name="P27"><text:soft-page-break/>&lt;form asp-action=”Privacy” method=”post”&gt;</text:p>
            <text:p text:style-name="P27"/>
            <text:p text:style-name="P27"><text:tab/>&lt;input type=”text” asp-for=”Nombre”/&gt;</text:p>
            <text:p text:style-name="P27"/>
            <text:p text:style-name="P27"><text:tab/>&lt;input type=”text” asp-for=”Edad”/&gt;</text:p>
            <text:p text:style-name="P27"><text:tab/>&lt;input type=”submit” value=”Save”/&gt;</text:p>
            <text:p text:style-name="P27">&lt;/form&gt;</text:p>
          </table:table-cell>
          <table:table-cell table:style-name="Tabla11.B1" office:value-type="string">
            <text:p text:style-name="P27"/>
            <text:p text:style-name="P27"/>
            <text:p text:style-name="P27"><text:soft-page-break/>Definimos a que action vamos a llamar y que lo vamos a hacer por post</text:p>
            <text:p text:style-name="P27">asp-for: hacemos referencia al model(Persona.Nombre)</text:p>
          </table:table-cell>
        </table:table-row>
      </table:table>
      <text:p text:style-name="P28">Recibir desde el action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27">[httpPost]</text:p>
            <text:p text:style-name="P27">Public IActionResult Privacity(Persona p1){</text:p>
            <text:p text:style-name="P27"><text:tab/>Console.WriteLine(p1.Nombre);</text:p>
            <text:p text:style-name="P27"><text:tab/>return View();</text:p>
            <text:p text:style-name="P27">}</text:p>
          </table:table-cell>
        </table:table-row>
      </table:table>
      <text:p text:style-name="P28"/>
      <text:p text:style-name="P28">Pasar una variable (No objeto)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27">&lt;input type=”text” name=”numero”/&gt;</text:p>
          </table:table-cell>
        </table:table-row>
        <table:table-row table:style-name="Tabla13.2">
          <table:table-cell table:style-name="Tabla13.A2" office:value-type="string">
            <text:p text:style-name="P27">Public IActionResult Privacity(int numero){</text:p>
          </table:table-cell>
        </table:table-row>
      </table:table>
      <text:p text:style-name="P28"/>
      <text:p text:style-name="P28"/>
      <text:p text:style-name="P7">Seguridad Adicional para Pasar por Post</text:p>
      <text:p text:style-name="P6"/>
      <text:p text:style-name="P19">valida que no mandemos vacio y que el valor que mandemos coincida con el tipo de variable </text:p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48"><text:span text:style-name="T24">&lt;</text:span><text:span text:style-name="T34">form</text:span><text:span text:style-name="T11"> </text:span><text:span text:style-name="T34">asp-action</text:span><text:span text:style-name="T31">="Privacy"</text:span><text:span text:style-name="T11"> </text:span><text:span text:style-name="T34">asp-controller</text:span><text:span text:style-name="T31">="Home"</text:span><text:span text:style-name="T11"> </text:span><text:span text:style-name="T37">method</text:span><text:span text:style-name="T31">="post"&gt;</text:span></text:p>
            <text:p text:style-name="P50"><text:span text:style-name="T11"><text:s text:c="2"/></text:span><text:span text:style-name="T31">&lt;</text:span><text:span text:style-name="T34">div</text:span><text:span text:style-name="T11"> </text:span><text:span text:style-name="T34">asp-validation-summary</text:span><text:span text:style-name="T31">="</text:span><text:span text:style-name="T11">ModelOnly</text:span><text:span text:style-name="T31">"&gt;&lt;/</text:span><text:span text:style-name="T34">div</text:span><text:span text:style-name="T31">&gt;</text:span></text:p>
            <text:p text:style-name="P36"/>
            <text:p text:style-name="P50"><text:span text:style-name="T11"><text:s text:c="2"/></text:span><text:span text:style-name="T31">&lt;</text:span><text:span text:style-name="T34">label</text:span><text:span text:style-name="T11"> </text:span><text:span text:style-name="T34">asp-for</text:span><text:span text:style-name="T31">="</text:span><text:span text:style-name="T11">Nombre</text:span><text:span text:style-name="T31">"</text:span><text:span text:style-name="T11"> </text:span><text:span text:style-name="T31">&gt;</text:span><text:span text:style-name="T12">Ingrese</text:span><text:span text:style-name="T31">&lt;/</text:span><text:span text:style-name="T34">label</text:span><text:span text:style-name="T31">&gt;</text:span></text:p>
            <text:p text:style-name="P50"><text:span text:style-name="T11"><text:s text:c="2"/></text:span><text:span text:style-name="T31">&lt;</text:span><text:span text:style-name="T34">input</text:span><text:span text:style-name="T11"> </text:span><text:span text:style-name="T34">asp-for</text:span><text:span text:style-name="T31">="</text:span><text:span text:style-name="T11">Nombre</text:span><text:span text:style-name="T31">"</text:span><text:span text:style-name="T11"> </text:span><text:span text:style-name="T31">/&gt;</text:span></text:p>
            <text:p text:style-name="P50"><text:span text:style-name="T11"><text:s text:c="2"/></text:span><text:span text:style-name="T31">&lt;</text:span><text:span text:style-name="T34">span</text:span><text:span text:style-name="T11"> </text:span><text:span text:style-name="T34">asp-validation-for</text:span><text:span text:style-name="T31">="</text:span><text:span text:style-name="T11">Nombre</text:span><text:span text:style-name="T31">"&gt;&lt;/</text:span><text:span text:style-name="T34">span</text:span><text:span text:style-name="T31">&gt;</text:span></text:p>
            <text:p text:style-name="P36"/>
            <text:p text:style-name="P50"><text:span text:style-name="T11"><text:s text:c="2"/></text:span><text:span text:style-name="T31">&lt;</text:span><text:span text:style-name="T34">label</text:span><text:span text:style-name="T11"> </text:span><text:span text:style-name="T34">asp-for</text:span><text:span text:style-name="T31">="</text:span><text:span text:style-name="T11">Edad</text:span><text:span text:style-name="T31">"&gt;</text:span><text:span text:style-name="T11">In</text:span><text:span text:style-name="T12">grese</text:span><text:span text:style-name="T31">&lt;/</text:span><text:span text:style-name="T34">label</text:span><text:span text:style-name="T31">&gt;</text:span></text:p>
            <text:p text:style-name="P50"><text:span text:style-name="T11"><text:s text:c="2"/></text:span><text:span text:style-name="T31">&lt;</text:span><text:span text:style-name="T34">input</text:span><text:span text:style-name="T11"> </text:span><text:span text:style-name="T34">asp-for</text:span><text:span text:style-name="T31">="</text:span><text:span text:style-name="T11">Edad</text:span><text:span text:style-name="T31">"</text:span><text:span text:style-name="T11"> </text:span><text:span text:style-name="T31">/&gt;</text:span></text:p>
            <text:p text:style-name="P50"><text:span text:style-name="T11"><text:s text:c="2"/></text:span><text:span text:style-name="T31">&lt;</text:span><text:span text:style-name="T34">span</text:span><text:span text:style-name="T11"> </text:span><text:span text:style-name="T34">asp-validation-for</text:span><text:span text:style-name="T31">="</text:span><text:span text:style-name="T11">Edad</text:span><text:span text:style-name="T31">"&gt;&lt;/</text:span><text:span text:style-name="T34">span</text:span><text:span text:style-name="T31">&gt;</text:span></text:p>
            <text:p text:style-name="P36"/>
            <text:p text:style-name="P50"><text:span text:style-name="T11"><text:s text:c="2"/></text:span><text:span text:style-name="T31">&lt;</text:span><text:span text:style-name="T40">input</text:span><text:span text:style-name="T11"> </text:span><text:span text:style-name="T37">type</text:span><text:span text:style-name="T31">="submit"</text:span><text:span text:style-name="T11"> </text:span><text:span text:style-name="T37">value</text:span><text:span text:style-name="T31">="Guardar"</text:span><text:span text:style-name="T11"> </text:span><text:span text:style-name="T31">/&gt;</text:span></text:p>
            <text:p text:style-name="P48"><text:span text:style-name="T31">&lt;/</text:span><text:span text:style-name="T34">form</text:span><text:span text:style-name="T31">&gt;</text:span></text:p>
            <text:p text:style-name="P56"/>
            <text:p text:style-name="P48"><text:span text:style-name="T11">@section Scripts</text:span><text:span text:style-name="T2">{</text:span></text:p>
            <text:p text:style-name="P50"><text:span text:style-name="T2"><text:s/>@{ <text:s/></text:span><text:span text:style-name="T24">await </text:span><text:span text:style-name="T2">Html.RenderPartialAsync(</text:span><text:span text:style-name="T15">"_ValidationScriptsPartial"</text:span><text:span text:style-name="T2">);</text:span></text:p>
            <text:p text:style-name="P37"><text:s/>}</text:p>
            <text:p text:style-name="P38">}</text:p>
            <text:p text:style-name="P56"/>
          </table:table-cell>
          <table:table-cell table:style-name="Tabla14.B1" office:value-type="string">
            <text:p text:style-name="P49"/>
            <text:p text:style-name="P49"/>
            <text:p text:style-name="P51">Declaramos que vamos a usar la validaciones asp</text:p>
            <text:p text:style-name="P51"/>
            <text:p text:style-name="P51"/>
            <text:p text:style-name="P51"/>
            <text:p text:style-name="P51">Reservamos un cuadro de texto donde ira el error en caso que no se valide</text:p>
            <text:p text:style-name="P51"/>
            <text:p text:style-name="P51"/>
            <text:p text:style-name="P51"/>
            <text:p text:style-name="P51">Reservamos un cuadro de texto donde ira el error en caso que no se valide</text:p>
            <text:p text:style-name="P51"/>
            <text:p text:style-name="P51"/>
            <text:p text:style-name="P51"/>
            <text:p text:style-name="P51"/>
            <text:p text:style-name="P51">Importante código jquery para que funcione las validaciones</text:p>
          </table:table-cell>
        </table:table-row>
      </table:table>
      <text:p text:style-name="P19">Modificaciones en la clase</text:p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53">[Required]</text:p>
            <text:p text:style-name="Standard"><text:span text:style-name="T25">public</text:span><text:span text:style-name="T3"> </text:span><text:span text:style-name="T25">string</text:span><text:span text:style-name="T3"> Nombre { </text:span><text:span text:style-name="T25">get</text:span><text:span text:style-name="T3">; </text:span><text:span text:style-name="T25">set</text:span><text:span text:style-name="T3">; }</text:span></text:p>
            <text:p text:style-name="P39"/>
            <text:p text:style-name="Standard"><text:span text:style-name="T43">[Required</text:span><text:span text:style-name="T44">(</text:span><text:span text:style-name="T3">ErrorMessage=</text:span><text:span text:style-name="T18">”Texto Error”</text:span><text:span text:style-name="T3">)]</text:span></text:p>
            <text:p text:style-name="P39"/>
            <text:p text:style-name="P52"><text:span text:style-name="T3">[Display(Name = </text:span><text:span text:style-name="T16">"</text:span><text:span text:style-name="T18">Edad Magistral</text:span><text:span text:style-name="T16">"</text:span><text:span text:style-name="T3">)]</text:span></text:p>
            <text:p text:style-name="P13"><text:span text:style-name="T25">public</text:span><text:span text:style-name="T3"> </text:span><text:span text:style-name="T25">int</text:span><text:span text:style-name="T3"> Edad { </text:span><text:span text:style-name="T25">get</text:span><text:span text:style-name="T3">; </text:span><text:span text:style-name="T25">set</text:span><text:span text:style-name="T3">; }</text:span></text:p>
          </table:table-cell>
          <table:table-cell table:style-name="Tabla16.B1" office:value-type="string">
            <text:p text:style-name="P47">Definimos que es un requisito Importante</text:p>
            <text:p text:style-name="P47"/>
            <text:p text:style-name="P47">Podemos cambiar el mensaje de error</text:p>
            <text:p text:style-name="P47"/>
            <text:p text:style-name="P47">Esto nos permite Cambiar el valor de los labels que estan realcionados en la vista</text:p>
          </table:table-cell>
        </table:table-row>
      </table:table>
      <text:p text:style-name="P19"/>
      <text:p text:style-name="P19"/>
      <text:p text:style-name="P19">Evitar que los datos se manden de otro lado que no sea del formulario(en el controlador)</text:p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54">[<text:span text:style-name="T56">HttpPost</text:span>]</text:p>
            <text:p text:style-name="P53">[ValidateAntiForgeryToken]</text:p>
            <text:p text:style-name="P15"><text:span text:style-name="T25">public</text:span><text:span text:style-name="T3"> IActionResult Privacy(Persona p1)</text:span></text:p>
            <text:p text:style-name="P40">{</text:p>
            <text:p text:style-name="P13"><text:span text:style-name="T3"><text:s text:c="3"/></text:span><text:span text:style-name="T25">if</text:span><text:span text:style-name="T3"> (!ModelState.IsValid)</text:span></text:p>
            <text:p text:style-name="P39"><text:s text:c="3"/>{</text:p>
            <text:p text:style-name="P42"><text:soft-page-break/><text:s text:c="3"/>}</text:p>
            <text:p text:style-name="P40">}</text:p>
          </table:table-cell>
          <table:table-cell table:style-name="Tabla15.B1" office:value-type="string">
            <text:p text:style-name="P13"/>
            <text:p text:style-name="P13"/>
            <text:p text:style-name="P55">Validamos desde el backend si las validaciones son correctas</text:p>
          </table:table-cell>
        </table:table-row>
      </table:table>
      <text:p text:style-name="P19"/>
      <text:p text:style-name="P11">Extra : Cambiar el nombre del controlador sin modificar el la vista</text:p>
      <text:p text:style-name="P21"/>
      <table:table table:name="Tabla27" table:style-name="Tabla27">
        <table:table-column table:style-name="Tabla27.A"/>
        <table:table-row>
          <table:table-cell table:style-name="Tabla27.A1" office:value-type="string">
            <text:p text:style-name="P54">[<text:span text:style-name="T13">HttpPost,</text:span><text:span text:style-name="T56"> ActionName(“Privacy”)]</text:span></text:p>
            <text:p text:style-name="P43">[ValidateAntiForgeryToken]</text:p>
            <text:p text:style-name="P43">public IActionResult <text:span text:style-name="T56">PrivacyModificado</text:span>(Persona p1)</text:p>
            <text:p text:style-name="P41">{</text:p>
            <text:p text:style-name="P43"><text:s text:c="3"/>if (!ModelState.IsValid)</text:p>
            <text:p text:style-name="P45"><text:s text:c="3"/>{</text:p>
            <text:p text:style-name="P43"><text:s text:c="3"/>}</text:p>
            <text:p text:style-name="P41">}</text:p>
          </table:table-cell>
        </table:table-row>
      </table:table>
      <text:p text:style-name="P20"/>
      <text:p text:style-name="P25"><text:span text:style-name="T58">Extra2: Error Nullable:</text:span> el ModelState.IsValid valida inclusive si nuetras propiedades no esten decoradas con [Required]</text:p>
      <text:p text:style-name="P25">Soluciones:</text:p>
      <text:list xml:id="list3192765536" text:style-name="L5">
        <text:list-item>
          <text:p text:style-name="P84">Opcion1: las propiedades que permitimos que sean null le ponemos el ? Ejemplo:</text:p>
        </text:list-item>
      </text:list>
      <table:table table:name="Tabla28" table:style-name="Tabla28">
        <table:table-column table:style-name="Tabla28.A"/>
        <table:table-row>
          <table:table-cell table:style-name="Tabla28.A1" office:value-type="string">
            <text:p text:style-name="P13"><text:span text:style-name="T54">public string</text:span><text:span text:style-name="T25">?</text:span><text:span text:style-name="T3"> Nombre </text:span><text:span text:style-name="T54">{ get; set; </text:span><text:span text:style-name="T3">}</text:span></text:p>
          </table:table-cell>
        </table:table-row>
      </table:table>
      <text:list xml:id="list22031980230768" text:continue-numbering="true" text:style-name="L5">
        <text:list-item>
          <text:p text:style-name="P84">Opcion2: Modificar el proyecto donde se encuentre nuestros modelos(importante: si trabajamos en un solo proyecto o trabajamos con otra arquitectura siempre donde estan los modelos):</text:p>
          <text:list>
            <text:list-item>
              <text:p text:style-name="P84">Click boton derecho en el proyectos→editar archivo de proyectos</text:p>
            </text:list-item>
            <text:list-item>
              <text:p text:style-name="P74"><text:span text:style-name="T47">modificar </text:span><text:span text:style-name="T30">&lt;</text:span><text:span text:style-name="T21">Nullable</text:span><text:span text:style-name="T30">&gt;</text:span><text:span text:style-name="T3">enable</text:span><text:span text:style-name="T30">&lt;/</text:span><text:span text:style-name="T21">Nullable</text:span><text:span text:style-name="T30">&gt; </text:span><text:span text:style-name="T55">por</text:span><text:span text:style-name="T30"> &lt;</text:span><text:span text:style-name="T21">Nullable</text:span><text:span text:style-name="T30">&gt;</text:span><text:span text:style-name="T9">disable</text:span><text:span text:style-name="T30">&lt;/</text:span><text:span text:style-name="T21">Nullable</text:span><text:span text:style-name="T30">&gt;</text:span></text:p>
            </text:list-item>
            <text:list-item>
              <text:p text:style-name="P88">Guardar.</text:p>
            </text:list-item>
          </text:list>
        </text:list-item>
      </text:list>
      <text:p text:style-name="P87"/>
      <text:p text:style-name="P8"><text:span text:style-name="T45">Validar por </text:span>FluentValidation</text:p>
      <text:list text:style-name="L6">
        <text:list-item>
          <text:p text:style-name="P85">Agregar a NuGet “FluentValidation.AspNetCore”.</text:p>
        </text:list-item>
        <text:list-item>
          <text:p text:style-name="P85">Crear una carpeta Validaciones en el proyecto.</text:p>
        </text:list-item>
      </text:list>
      <text:list text:style-name="L7">
        <text:list-item>
          <text:list>
            <text:list-item>
              <text:p text:style-name="P75"><text:span text:style-name="T46">Crear una clase de la clase que vamos a validar esta clase debe heredar de </text:span><text:span text:style-name="T8">AbstractValidator&lt;ClaseQueVaAValidar&gt;. </text:span>Agregar los usings</text:p>
            </text:list-item>
            <text:list-item>
              <text:p text:style-name="P89">Crear un contructor vacio con las restricciones a realizar <text:s/>ejemplo:</text:p>
            </text:list-item>
          </text:list>
        </text:list-item>
      </text:list>
      <table:table table:name="Tabla17" table:style-name="Tabla17">
        <table:table-column table:style-name="Tabla17.A"/>
        <table:table-row>
          <table:table-cell table:style-name="Tabla17.A1" office:value-type="string">
            <text:p text:style-name="Standard"><text:span text:style-name="T3">RuleFor(x =&gt; x.Nombre).NotEmp</text:span><text:span text:style-name="T5">ty</text:span><text:span text:style-name="T3">().WithMessage(</text:span><text:span text:style-name="T16">"No se admite vacio"</text:span><text:span text:style-name="T3">);</text:span></text:p>
            <text:p text:style-name="Standard"><text:span text:style-name="T3">RuleFor(x =&gt; x.Nombre).MaximumLength(10).WithMessage(</text:span><text:span text:style-name="T16">"Demaciado grande"</text:span><text:span text:style-name="T3">);</text:span></text:p>
          </table:table-cell>
        </table:table-row>
      </table:table>
      <text:list text:style-name="L8">
        <text:list-item>
          <text:p text:style-name="P90">En Program agregar(cambiar lo rojo por lo que corresponda):</text:p>
        </text:list-item>
      </text:list>
      <table:table table:name="Tabla18" table:style-name="Tabla18">
        <table:table-column table:style-name="Tabla18.A"/>
        <table:table-row>
          <table:table-cell table:style-name="Tabla18.A1" office:value-type="string">
            <text:p text:style-name="P39">builder.Services.AddMvc().AddFluentValidation();</text:p>
            <text:p text:style-name="Standard"><text:span text:style-name="T3">builder.Services.AddTransient&lt;IValidator&lt;</text:span><text:span text:style-name="T49">Beer</text:span><text:span text:style-name="T3">&gt;, </text:span><text:span text:style-name="T49">BeerValidator</text:span><text:span text:style-name="T3">&gt;();</text:span></text:p>
          </table:table-cell>
        </table:table-row>
      </table:table>
      <text:p text:style-name="P57"/>
      <text:p text:style-name="P57">Ejemplo de uso</text:p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58"><text:span text:style-name="T24">&lt;</text:span><text:span text:style-name="T34">form</text:span><text:span text:style-name="T11"> </text:span><text:span text:style-name="T34">asp-action</text:span><text:span text:style-name="T31">="Crear"&gt;</text:span></text:p>
            <text:p text:style-name="P58"><text:span text:style-name="T11">Nombre: </text:span><text:span text:style-name="T31">&lt;</text:span><text:span text:style-name="T34">input</text:span><text:span text:style-name="T11"> </text:span><text:span text:style-name="T34">type</text:span><text:span text:style-name="T31">="text"</text:span><text:span text:style-name="T11"> </text:span><text:span text:style-name="T34">asp-</text:span><text:span text:style-name="T35">f</text:span><text:span text:style-name="T34">or</text:span><text:span text:style-name="T31">="</text:span><text:span text:style-name="T11">Nombre</text:span><text:span text:style-name="T31">"/&gt;</text:span></text:p>
            <text:p text:style-name="P58"><text:span text:style-name="T31">&lt;</text:span><text:span text:style-name="T34">span</text:span><text:span text:style-name="T11"> </text:span><text:span text:style-name="T34">asp-validation-for</text:span><text:span text:style-name="T31">="</text:span><text:span text:style-name="T11">Nombre</text:span><text:span text:style-name="T31">"&gt;&lt;/</text:span><text:span text:style-name="T34">span</text:span><text:span text:style-name="T31">&gt;</text:span></text:p>
          </table:table-cell>
          <table:table-cell table:style-name="Tabla19.B1" office:value-type="string">
            <text:p text:style-name="P46">[HttpPost]</text:p>
            <text:p text:style-name="P58"><text:span text:style-name="T2"><text:s text:c="3"/></text:span><text:span text:style-name="T24">public</text:span><text:span text:style-name="T2"> IActionResult Crear(Beer cerveza)</text:span></text:p>
            <text:p text:style-name="P46"><text:s text:c="3"/>{</text:p>
            <text:p text:style-name="P58"><text:span text:style-name="T2"><text:s text:c="7"/></text:span><text:span text:style-name="T24">if</text:span><text:span text:style-name="T2"> (!ModelState.IsValid)</text:span></text:p>
            <text:p text:style-name="P46"><text:s text:c="7"/>{</text:p>
            <text:p text:style-name="P58"><text:span text:style-name="T2"><text:s text:c="16"/></text:span><text:span text:style-name="T24">return</text:span><text:span text:style-name="T2"> View(</text:span><text:span text:style-name="T15">"Crear"</text:span><text:span text:style-name="T2">, cerveza);</text:span></text:p>
            <text:p text:style-name="P46"><text:s text:c="7"/>}</text:p>
            <text:p text:style-name="P58"><text:span text:style-name="T2"><text:s text:c="7"/>TempData[</text:span><text:span text:style-name="T15">"mensaje"</text:span><text:span text:style-name="T2">] = </text:span><text:span text:style-name="T15">"Se creo la cerveza"</text:span><text:span text:style-name="T2">;</text:span></text:p>
            <text:p text:style-name="P58"><text:span text:style-name="T2"><text:s text:c="7"/></text:span><text:span text:style-name="T24">return</text:span><text:span text:style-name="T2"> RedirectToAction(</text:span><text:span text:style-name="T15">"Crear"</text:span><text:span text:style-name="T2">);</text:span></text:p>
            <text:p text:style-name="P46"><text:s text:c="3"/>}</text:p>
          </table:table-cell>
        </table:table-row>
      </table:table>
      <text:p text:style-name="P57"/>
      <text:p text:style-name="P57"/>
      <text:p text:style-name="P10">Data Annotations</text:p>
      <text:p text:style-name="P9"/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59">[Required (ErrorMessage= “mensaje”)]</text:p>
          </table:table-cell>
          <table:table-cell table:style-name="Tabla24.B1" office:value-type="string">
            <text:p text:style-name="P59">Es requerido y podemos personalizar el mensaje de error</text:p>
          </table:table-cell>
        </table:table-row>
        <text:soft-page-break/>
        <table:table-row>
          <table:table-cell table:style-name="Tabla24.A2" office:value-type="string">
            <text:p text:style-name="Table_20_Contents">[Key]</text:p>
          </table:table-cell>
          <table:table-cell table:style-name="Tabla24.B2" office:value-type="string">
            <text:p text:style-name="P59">Indica que es la <text:span text:style-name="T36">primary key</text:span></text:p>
          </table:table-cell>
        </table:table-row>
        <table:table-row>
          <table:table-cell table:style-name="Tabla24.A2" office:value-type="string">
            <text:p text:style-name="Table_20_Contents">[EmailAddress]</text:p>
          </table:table-cell>
          <table:table-cell table:style-name="Tabla24.B2" office:value-type="string">
            <text:p text:style-name="P61">Valida que sea email (tenga @)</text:p>
          </table:table-cell>
        </table:table-row>
        <table:table-row>
          <table:table-cell table:style-name="Tabla24.A2" office:value-type="string">
            <text:p text:style-name="Table_20_Contents">[Range(0, 100)] </text:p>
          </table:table-cell>
          <table:table-cell table:style-name="Tabla24.B2" office:value-type="string">
            <text:p text:style-name="P61">Propiedad de tipo <text:span text:style-name="T36">numerico</text:span> entre el rango 0-100</text:p>
          </table:table-cell>
        </table:table-row>
        <table:table-row>
          <table:table-cell table:style-name="Tabla24.A2" office:value-type="string">
            <text:p text:style-name="Standard">[StringLength(10)]</text:p>
            <text:p text:style-name="Standard">[StringLength(50, MinimumLength = 5)] </text:p>
          </table:table-cell>
          <table:table-cell table:style-name="Tabla24.B2" office:value-type="string">
            <text:p text:style-name="P61">Evita que <text:span text:style-name="T60">no </text:span>sobrepase los 10 caracteres</text:p>
            <text:p text:style-name="P61">ademas valida que tenga almenos 5 caracteres</text:p>
          </table:table-cell>
        </table:table-row>
        <table:table-row>
          <table:table-cell table:style-name="Tabla24.A2" office:value-type="string">
            <text:p text:style-name="Standard">[FileExtensions(Extensions = ".jpg,.jpeg,.png")]</text:p>
          </table:table-cell>
          <table:table-cell table:style-name="Tabla24.B2" office:value-type="string">
            <text:p text:style-name="P62">Valida que tengan las extensiones mensionadas</text:p>
          </table:table-cell>
        </table:table-row>
        <table:table-row>
          <table:table-cell table:style-name="Tabla24.A2" office:value-type="string">
            <text:p text:style-name="Standard">[DataType(DataType.ImageUrl)] </text:p>
          </table:table-cell>
          <table:table-cell table:style-name="Tabla24.B2" office:value-type="string">
            <text:p text:style-name="P70">String con urls de imagenes</text:p>
          </table:table-cell>
        </table:table-row>
        <table:table-row>
          <table:table-cell table:style-name="Tabla24.A2" office:value-type="string">
            <text:p text:style-name="Standard"><text:span text:style-name="T3">[Url</text:span><text:span text:style-name="T7">]</text:span></text:p>
          </table:table-cell>
          <table:table-cell table:style-name="Tabla24.B2" office:value-type="string">
            <text:p text:style-name="P62">Valida que sea una url ej: “http://youtube.com”</text:p>
          </table:table-cell>
        </table:table-row>
        <table:table-row>
          <table:table-cell table:style-name="Tabla24.A2" office:value-type="string">
            <text:p text:style-name="P39">[CreditCard]</text:p>
          </table:table-cell>
          <table:table-cell table:style-name="Tabla24.B2" office:value-type="string">
            <text:p text:style-name="P62">Valida que sea “convencionalmente” una tarjeta de crédito.</text:p>
          </table:table-cell>
        </table:table-row>
        <table:table-row>
          <table:table-cell table:style-name="Tabla24.A2" office:value-type="string">
            <text:p text:style-name="P39"><text:span text:style-name="T59">[Range(</text:span><text:span text:style-name="T32">typeof</text:span><text:span text:style-name="T59">(</text:span><text:span text:style-name="T32">bool</text:span><text:span text:style-name="T59">),</text:span><text:span text:style-name="T22">"true"</text:span><text:span text:style-name="T59">,</text:span><text:span text:style-name="T22">"true"</text:span><text:span text:style-name="T59">,ErrorMessage =</text:span><text:span text:style-name="T22">"La persona debe estar activa"</text:span><text:span text:style-name="T59">)]</text:span></text:p>
          </table:table-cell>
          <table:table-cell table:style-name="Tabla24.B2" office:value-type="string">
            <text:p text:style-name="P93">Valida que sea ingrese true en un atributo bool</text:p>
          </table:table-cell>
        </table:table-row>
        <table:table-row table:style-name="Tabla24.11">
          <table:table-cell table:style-name="Tabla24.A11" office:value-type="string">
            <text:p text:style-name="P59">[RegularExpression(@”<text:span text:style-name="T48">..</text:span>”,ErrorMenssage=”..”)]</text:p>
            <text:p text:style-name="P59">“<text:span text:style-name="T52">jonathan</text:span>”</text:p>
            <text:p text:style-name="P59">“<text:span text:style-name="T52">^jon</text:span>.*”</text:p>
            <text:p text:style-name="P59">“.*<text:span text:style-name="T52">nat</text:span>.*</text:p>
            <text:p text:style-name="P59">“.*<text:span text:style-name="T52">\.com$</text:span>”</text:p>
            <text:p text:style-name="P59"/>
            <text:p text:style-name="P60">“^jon<text:span text:style-name="T50">[</text:span><text:span text:style-name="T51">gmn</text:span><text:span text:style-name="T50">]</text:span>”</text:p>
            <text:p text:style-name="P60">“^jon<text:span text:style-name="T50">[</text:span><text:span text:style-name="T51">gmn</text:span><text:span text:style-name="T50">]</text:span><text:span text:style-name="T51">+</text:span>”</text:p>
            <text:p text:style-name="P60">“^jon<text:span text:style-name="T50">[a-zA-Z]</text:span>”</text:p>
            <text:p text:style-name="P59">“^jon<text:span text:style-name="T50">[a-zA-Z]+</text:span>”</text:p>
            <text:p text:style-name="P59">“^11<text:span text:style-name="T53">[0-9]</text:span><text:span text:style-name="T52">+</text:span>”</text:p>
            <text:p text:style-name="P59">“^11[0-9]<text:span text:style-name="T52">{8}</text:span>”</text:p>
            <text:p text:style-name="P59"/>
            <text:p text:style-name="P59">“^11[0-9]<text:span text:style-name="T52">{4,8}</text:span>”</text:p>
            <text:p text:style-name="P64">“^11\d{4,8}” (es equivalente)</text:p>
            <text:p text:style-name="P64"/>
            <text:p text:style-name="Table_20_Contents">^(4\d{7}<text:span text:style-name="T33">|</text:span>11\d{8})$ </text:p>
            <text:p text:style-name="Table_20_Contents"/>
            <text:p text:style-name="P35">“\s”</text:p>
            <text:p text:style-name="P35">“\d”</text:p>
            <text:p text:style-name="P35">“\w”</text:p>
          </table:table-cell>
          <table:table-cell table:style-name="Tabla24.B11" office:value-type="string">
            <text:p text:style-name="Table_20_Contents">Solo aceptara:</text:p>
            <text:p text:style-name="P59">la cadena tal cual</text:p>
            <text:p text:style-name="P59">cadena que empiece con “jon”</text:p>
            <text:p text:style-name="P59">cadena que contenga “nat”</text:p>
            <text:p text:style-name="P60">cadena que termine en “.com” <text:span text:style-name="T48">pone \ ya que “.” </text:span></text:p>
            <text:p text:style-name="P63">es reservada en este caso</text:p>
            <text:p text:style-name="P61">Solo admite un valor <text:s/>‘g’,’m’ o ‘n’</text:p>
            <text:p text:style-name="P61">Solo admite los valores ‘g’,’m’ o ‘n’ </text:p>
            <text:p text:style-name="P60">Solo admite una letra dentro del rango</text:p>
            <text:p text:style-name="P59">admite letras dentro del rango</text:p>
            <text:p text:style-name="P59">inicia con 11 y admite números dentro del rango</text:p>
            <text:p text:style-name="P59">inicia con 11 y admite <text:s/>8 números dentro del rango obligatoriamente</text:p>
            <text:p text:style-name="P59">inicia con 11 y admite <text:s/>entre 4 a 8 números dentro del rango obligatoriamente</text:p>
            <text:p text:style-name="P59"/>
            <text:p text:style-name="P65">Comienza con 4 y tiene 8 digitos o <text:s/>comienza con 11 y tiene 10 digitos.</text:p>
            <text:p text:style-name="P59">espacio</text:p>
            <text:p text:style-name="P59">numeros del 0-9</text:p>
            <text:p text:style-name="P59">numeros, letras y guion bajo</text:p>
          </table:table-cell>
        </table:table-row>
      </table:table>
      <text:p text:style-name="P9"/>
      <text:p text:style-name="P9"/>
      <text:p text:style-name="P12">Trabajar con Areas(modo pro)</text:p>
      <text:p text:style-name="P22">Se realizo creando bibliotecas de clases y agreagando sql tool identity y entityframeworkCore</text:p>
      <text:p text:style-name="P22"><text:s/>compilando(revisare esto) op2: al crear el proyecto se desactivo todas las opciones y se puso tipo de autenticacion: cuentas individuales</text:p>
      <text:p text:style-name="P23">-Para esto guardamos el home controller en y la vista home en ClienteP</text:p>
      <text:p text:style-name="P24">Cambios importantes:</text:p>
      <text:list text:style-name="L9">
        <text:list-item>
          <text:p text:style-name="P86">En las areas solo trabajamos con controlador y vista</text:p>
        </text:list-item>
        <text:list-item>
          <text:p text:style-name="P86">cada area debe tener _ViewImports.cshtml y _ViewStart.cshtml (copiar y pegar)</text:p>
        </text:list-item>
        <text:list-item>
          <text:p text:style-name="P86">cambiar el _ViewStart.cshtml por la <text:span text:style-name="T3">Layout = </text:span><text:span text:style-name="T16">"~/Views/Shared/_Layout.cshtml"</text:span><text:span text:style-name="T3">;</text:span></text:p>
        </text:list-item>
        <text:list-item>
          <text:p text:style-name="P91">Cambios en el Program: agreagar el principo de la cadena, indicando el archivo de inicio <text:span text:style-name="T16">“{area=Cliente}/</text:span><text:span text:style-name="T54">{controller=Home}/{action=Index}/{id?}</text:span><text:span text:style-name="T16">"</text:span></text:p>
          <text:p text:style-name="P81">Le indicamos que el archivo de inicio se encuentra en el Area Cliente en la vista home y el archivo index.cshtml</text:p>
        </text:list-item>
        <text:list-item>
          <text:p text:style-name="P83"><text:soft-page-break/><text:span text:style-name="T57">En el controlardor ej: HomeController agregar el atributo </text:span><text:span text:style-name="T20">[Area(“Cliente”) </text:span><text:span text:style-name="T57">indicando al area que petenece. Esto va entre el nameSpace y la clase</text:span></text:p>
        </text:list-item>
      </text:list>
      <text:p text:style-name="P33">Proyecto por niveles</text:p>
      <text:list text:style-name="L10">
        <text:list-item>
          <text:p text:style-name="P82">la carpeta Data va en Datos y las migrations van a nivel de Data</text:p>
        </text:list-item>
        <text:list-item>
          <text:p text:style-name="P82">Los modelos Independientes van en BCModels</text:p>
        </text:list-item>
        <text:list-item>
          <text:p text:style-name="P82">referencias: el proyecto referencia a Datos y datos referencia a models y utilidades</text:p>
        </text:list-item>
      </text:list>
      <text:p text:style-name="P33"/>
      <text:p text:style-name="P33"/>
      <text:p text:style-name="P34">DATATABLES</text:p>
      <text:p text:style-name="P6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7T00:37:43.850000000</meta:creation-date>
    <dc:date>2023-12-16T02:20:30.534000000</dc:date>
    <meta:editing-duration>P1DT19H27M18S</meta:editing-duration>
    <meta:editing-cycles>25</meta:editing-cycles>
    <meta:generator>LibreOffice/7.5.1.2$Windows_X86_64 LibreOffice_project/fcbaee479e84c6cd81291587d2ee68cba099e129</meta:generator>
    <meta:document-statistic meta:table-count="28" meta:image-count="0" meta:object-count="0" meta:page-count="7" meta:paragraph-count="261" meta:word-count="1328" meta:character-count="10010" meta:non-whitespace-character-count="8846"/>
  </office:meta>
</office:document-meta>
</file>